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19676"/>
          <table:table-cell office:value-type="float" office:value="0.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232.0"/>
          <table:table-cell office:value-type="float" office:value="2993.0"/>
          <table:table-cell office:value-type="float" office:value="7816.0"/>
          <table:table-cell office:value-type="float" office:value="127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6127"/>
          <table:table-cell office:value-type="float" office:value="0.08"/>
          <table:table-cell office:value-type="float" office:value="0.02"/>
          <table:table-cell office:value-type="float" office:value="129.0"/>
          <table:table-cell office:value-type="float" office:value="0.0"/>
          <table:table-cell office:value-type="float" office:value="3.0"/>
          <table:table-cell office:value-type="float" office:value="208.0"/>
          <table:table-cell office:value-type="float" office:value="567.0"/>
          <table:table-cell office:value-type="float" office:value="2993.0"/>
          <table:table-cell office:value-type="float" office:value="7816.0"/>
          <table:table-cell office:value-type="float" office:value="1271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95115"/>
          <table:table-cell office:value-type="float" office:value="1.767"/>
          <table:table-cell office:value-type="float" office:value="1.69"/>
          <table:table-cell office:value-type="float" office:value="71136.0"/>
          <table:table-cell office:value-type="float" office:value="0.0"/>
          <table:table-cell office:value-type="float" office:value="138.0"/>
          <table:table-cell office:value-type="float" office:value="6901.0"/>
          <table:table-cell office:value-type="float" office:value="79172.0"/>
          <table:table-cell office:value-type="float" office:value="3015.0"/>
          <table:table-cell office:value-type="float" office:value="7897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13261"/>
          <table:table-cell office:value-type="float" office:value="0.0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5362"/>
          <table:table-cell office:value-type="float" office:value="0.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3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5692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26049"/>
          <table:table-cell office:value-type="float" office:value="0.143"/>
          <table:table-cell office:value-type="float" office:value="0.08"/>
          <table:table-cell office:value-type="float" office:value="888.0"/>
          <table:table-cell office:value-type="float" office:value="0.0"/>
          <table:table-cell office:value-type="float" office:value="28.0"/>
          <table:table-cell office:value-type="float" office:value="594.0"/>
          <table:table-cell office:value-type="float" office:value="1871.0"/>
          <table:table-cell office:value-type="float" office:value="2993.0"/>
          <table:table-cell office:value-type="float" office:value="7828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7473"/>
          <table:table-cell office:value-type="float" office:value="0.645"/>
          <table:table-cell office:value-type="float" office:value="0.58"/>
          <table:table-cell office:value-type="float" office:value="24398.0"/>
          <table:table-cell office:value-type="float" office:value="0.0"/>
          <table:table-cell office:value-type="float" office:value="55.0"/>
          <table:table-cell office:value-type="float" office:value="2697.0"/>
          <table:table-cell office:value-type="float" office:value="28117.0"/>
          <table:table-cell office:value-type="float" office:value="2993.0"/>
          <table:table-cell office:value-type="float" office:value="7828.0"/>
          <table:table-cell office:value-type="float" office:value="1230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5488"/>
          <table:table-cell office:value-type="float" office:value="12.216"/>
          <table:table-cell office:value-type="float" office:value="12.15"/>
          <table:table-cell office:value-type="float" office:value="460600.0"/>
          <table:table-cell office:value-type="float" office:value="0.0"/>
          <table:table-cell office:value-type="float" office:value="383.0"/>
          <table:table-cell office:value-type="float" office:value="25171.0"/>
          <table:table-cell office:value-type="float" office:value="487388.0"/>
          <table:table-cell office:value-type="float" office:value="3015.0"/>
          <table:table-cell office:value-type="float" office:value="7909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25673"/>
          <table:table-cell office:value-type="float" office:value="0.0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0816"/>
          <table:table-cell office:value-type="float" office:value="0.0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7602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23881"/>
          <table:table-cell office:value-type="float" office:value="0.12"/>
          <table:table-cell office:value-type="float" office:value="0.04"/>
          <table:table-cell office:value-type="float" office:value="273.0"/>
          <table:table-cell office:value-type="float" office:value="0.0"/>
          <table:table-cell office:value-type="float" office:value="9.0"/>
          <table:table-cell office:value-type="float" office:value="334.0"/>
          <table:table-cell office:value-type="float" office:value="793.0"/>
          <table:table-cell office:value-type="float" office:value="2993.0"/>
          <table:table-cell office:value-type="float" office:value="7821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17081"/>
          <table:table-cell office:value-type="float" office:value="0.089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6.0"/>
          <table:table-cell office:value-type="float" office:value="223.0"/>
          <table:table-cell office:value-type="float" office:value="795.0"/>
          <table:table-cell office:value-type="float" office:value="2993.0"/>
          <table:table-cell office:value-type="float" office:value="7821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77386"/>
          <table:table-cell office:value-type="float" office:value="4.609"/>
          <table:table-cell office:value-type="float" office:value="4.55"/>
          <table:table-cell office:value-type="float" office:value="191610.0"/>
          <table:table-cell office:value-type="float" office:value="0.0"/>
          <table:table-cell office:value-type="float" office:value="196.0"/>
          <table:table-cell office:value-type="float" office:value="11362.0"/>
          <table:table-cell office:value-type="float" office:value="204099.0"/>
          <table:table-cell office:value-type="float" office:value="3015.0"/>
          <table:table-cell office:value-type="float" office:value="7902.0"/>
          <table:table-cell office:value-type="float" office:value="1492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